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566in" style:rel-column-width="25124*"/>
    </style:style>
    <style:style style:name="Table2.B" style:family="table-column">
      <style:table-column-properties style:column-width="4.1271in" style:rel-column-width="4041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124434" officeooo:paragraph-rsid="0014e5e4" style:font-weight-asian="bold" style:font-weight-complex="bold"/>
    </style:style>
    <style:style style:name="P2" style:family="paragraph" style:parent-style-name="Standard">
      <style:text-properties fo:font-weight="bold" officeooo:rsid="00106044" officeooo:paragraph-rsid="0014e5e4" style:font-weight-asian="bold" style:font-weight-complex="bold"/>
    </style:style>
    <style:style style:name="P3" style:family="paragraph" style:parent-style-name="Standard">
      <style:text-properties fo:font-weight="bold" officeooo:rsid="000f0dc3" officeooo:paragraph-rsid="0014e5e4" style:font-weight-asian="bold" style:font-weight-complex="bold"/>
    </style:style>
    <style:style style:name="P4" style:family="paragraph" style:parent-style-name="Standard">
      <style:text-properties fo:font-weight="bold" officeooo:rsid="000f0dc3" officeooo:paragraph-rsid="000f0dc3" style:font-weight-asian="bold" style:font-weight-complex="bold"/>
    </style:style>
    <style:style style:name="P5" style:family="paragraph" style:parent-style-name="Standard">
      <style:text-properties fo:font-weight="bold" officeooo:rsid="0012c7c9" officeooo:paragraph-rsid="0012c7c9" style:font-weight-asian="bold" style:font-weight-complex="bold"/>
    </style:style>
    <style:style style:name="P6" style:family="paragraph" style:parent-style-name="Standard">
      <style:text-properties fo:font-weight="bold" officeooo:rsid="0015dba6" officeooo:paragraph-rsid="0015dba6" style:font-weight-asian="bold" style:font-weight-complex="bold"/>
    </style:style>
    <style:style style:name="P7" style:family="paragraph" style:parent-style-name="Standard">
      <style:text-properties fo:color="#000000" fo:font-weight="bold" officeooo:rsid="00124434" officeooo:paragraph-rsid="0012c7c9" style:font-weight-asian="bold" style:font-weight-complex="bold"/>
    </style:style>
    <style:style style:name="P8" style:family="paragraph" style:parent-style-name="Standard">
      <style:text-properties fo:color="#000000" fo:font-weight="bold" officeooo:rsid="00106044" officeooo:paragraph-rsid="0012c7c9" style:font-weight-asian="bold" style:font-weight-complex="bold"/>
    </style:style>
    <style:style style:name="P9" style:family="paragraph" style:parent-style-name="Standard">
      <style:text-properties fo:color="#000000" fo:font-weight="bold" officeooo:rsid="000f0dc3" officeooo:paragraph-rsid="0012c7c9" style:font-weight-asian="bold" style:font-weight-complex="bold"/>
    </style:style>
    <style:style style:name="P10" style:family="paragraph" style:parent-style-name="Standard">
      <style:text-properties fo:color="#000000" fo:language="en" fo:country="US" style:text-underline-style="none" fo:font-weight="bold" officeooo:rsid="0013fd09" officeooo:paragraph-rsid="0015dba6" fo:background-color="transparent" style:font-weight-asian="bold" style:font-weight-complex="bold"/>
    </style:style>
    <style:style style:name="P11" style:family="paragraph" style:parent-style-name="Standard">
      <style:text-properties fo:color="#000000" fo:language="en" fo:country="US" style:text-underline-style="none" fo:font-weight="bold" officeooo:rsid="0013fd09" officeooo:paragraph-rsid="0014e5e4" fo:background-color="transparent" style:font-weight-asian="bold" style:font-weight-complex="bold"/>
    </style:style>
    <style:style style:name="P12" style:family="paragraph" style:parent-style-name="Standard">
      <style:text-properties fo:color="#000000" officeooo:rsid="000f0dc3" officeooo:paragraph-rsid="0012c7c9"/>
    </style:style>
    <style:style style:name="P13" style:family="paragraph" style:parent-style-name="Standard">
      <style:text-properties fo:color="#000000" officeooo:rsid="00106044" officeooo:paragraph-rsid="0012c7c9"/>
    </style:style>
    <style:style style:name="P14" style:family="paragraph" style:parent-style-name="Standard">
      <style:text-properties officeooo:rsid="00106044" officeooo:paragraph-rsid="00106044"/>
    </style:style>
    <style:style style:name="P15" style:family="paragraph" style:parent-style-name="Standard">
      <style:text-properties officeooo:rsid="00106044" officeooo:paragraph-rsid="0014e5e4"/>
    </style:style>
    <style:style style:name="P16" style:family="paragraph" style:parent-style-name="Standard">
      <style:text-properties officeooo:rsid="00106044" officeooo:paragraph-rsid="0015dba6"/>
    </style:style>
    <style:style style:name="P17" style:family="paragraph" style:parent-style-name="Standard">
      <style:text-properties fo:language="en" fo:country="US" officeooo:rsid="00138feb" officeooo:paragraph-rsid="0015dba6" fo:background-color="transparent"/>
    </style:style>
    <style:style style:name="P18" style:family="paragraph" style:parent-style-name="Standard">
      <style:text-properties fo:language="en" fo:country="US" officeooo:rsid="00138feb" officeooo:paragraph-rsid="0014e5e4" fo:background-color="transparent"/>
    </style:style>
    <style:style style:name="P19" style:family="paragraph" style:parent-style-name="Standard">
      <style:text-properties fo:language="en" fo:country="US" officeooo:rsid="000acece" officeooo:paragraph-rsid="0015dba6" fo:background-color="transparent"/>
    </style:style>
    <style:style style:name="P20" style:family="paragraph" style:parent-style-name="Standard">
      <style:text-properties fo:language="en" fo:country="US" officeooo:rsid="000e6c6d" officeooo:paragraph-rsid="0015dba6" fo:background-color="transparent"/>
    </style:style>
    <style:style style:name="P21" style:family="paragraph" style:parent-style-name="Standard">
      <style:text-properties fo:language="en" fo:country="US" officeooo:rsid="000f0dc3" officeooo:paragraph-rsid="0015dba6" fo:background-color="transparent"/>
    </style:style>
    <style:style style:name="P22" style:family="paragraph" style:parent-style-name="Standard">
      <style:text-properties fo:language="en" fo:country="US" officeooo:rsid="000f0dc3" officeooo:paragraph-rsid="0014e5e4" fo:background-color="transparent"/>
    </style:style>
    <style:style style:name="P23" style:family="paragraph" style:parent-style-name="Standard">
      <style:text-properties fo:language="en" fo:country="US" officeooo:rsid="0014e5e4" officeooo:paragraph-rsid="0014e5e4" fo:background-color="transparent"/>
    </style:style>
    <style:style style:name="P24" style:family="paragraph" style:parent-style-name="Standard">
      <style:text-properties fo:language="en" fo:country="US" fo:font-weight="bold" officeooo:rsid="00138feb" officeooo:paragraph-rsid="0014e5e4" fo:background-color="transparent" style:font-weight-asian="bold" style:font-weight-complex="bold"/>
    </style:style>
    <style:style style:name="P25" style:family="paragraph" style:parent-style-name="Standard">
      <style:text-properties fo:language="en" fo:country="US" fo:font-weight="bold" officeooo:rsid="00106044" officeooo:paragraph-rsid="0015dba6" fo:background-color="transparent" style:font-weight-asian="bold" style:font-weight-complex="bold"/>
    </style:style>
    <style:style style:name="P26" style:family="paragraph" style:parent-style-name="Standard">
      <style:text-properties fo:language="en" fo:country="US" fo:font-weight="bold" officeooo:rsid="00124434" officeooo:paragraph-rsid="0015dba6" fo:background-color="transparent" style:font-weight-asian="bold" style:font-weight-complex="bold"/>
    </style:style>
    <style:style style:name="P27" style:family="paragraph" style:parent-style-name="Standard">
      <style:text-properties fo:language="en" fo:country="US" fo:font-weight="bold" officeooo:rsid="0014e5e4" officeooo:paragraph-rsid="0015dba6" fo:background-color="transparent" style:font-weight-asian="bold" style:font-weight-complex="bold"/>
    </style:style>
    <style:style style:name="P28" style:family="paragraph" style:parent-style-name="Standard">
      <style:text-properties fo:language="en" fo:country="US" fo:font-weight="bold" officeooo:rsid="000acece" officeooo:paragraph-rsid="0015dba6" fo:background-color="transparent" style:font-weight-asian="bold" style:font-weight-complex="bold"/>
    </style:style>
    <style:style style:name="P29" style:family="paragraph" style:parent-style-name="Standard">
      <style:text-properties fo:color="#ff3333" fo:language="en" fo:country="US" officeooo:rsid="000e6c6d" officeooo:paragraph-rsid="0015dba6" fo:background-color="transparent"/>
    </style:style>
    <style:style style:name="P30" style:family="paragraph" style:parent-style-name="Standard">
      <style:text-properties fo:color="#ff3333" fo:language="en" fo:country="US" officeooo:rsid="000f0dc3" officeooo:paragraph-rsid="0015dba6" fo:background-color="transparent"/>
    </style:style>
    <style:style style:name="P31" style:family="paragraph" style:parent-style-name="Standard">
      <style:text-properties fo:color="#ff3333" fo:language="en" fo:country="US" officeooo:rsid="000f0dc3" officeooo:paragraph-rsid="0014e5e4" fo:background-color="transparent"/>
    </style:style>
    <style:style style:name="P32" style:family="paragraph" style:parent-style-name="Standard">
      <style:text-properties fo:color="#ff3333" fo:language="en" fo:country="US" style:text-underline-style="none" fo:font-weight="normal" officeooo:rsid="000e6c6d" officeooo:paragraph-rsid="0015dba6" fo:background-color="transparent" style:font-weight-asian="normal" style:font-weight-complex="normal"/>
    </style:style>
    <style:style style:name="P33" style:family="paragraph" style:parent-style-name="Standard">
      <style:text-properties fo:color="#ff3333" fo:language="en" fo:country="US" style:text-underline-style="none" fo:font-weight="normal" officeooo:rsid="000f0dc3" officeooo:paragraph-rsid="0015dba6" fo:background-color="transparent" style:font-weight-asian="normal" style:font-weight-complex="normal"/>
    </style:style>
    <style:style style:name="P34" style:family="paragraph" style:parent-style-name="Standard">
      <style:text-properties fo:color="#ff3333" fo:language="en" fo:country="US" style:text-underline-style="none" fo:font-weight="normal" officeooo:rsid="00124434" officeooo:paragraph-rsid="00106044" fo:background-color="transparent" style:font-weight-asian="normal" style:font-weight-complex="normal"/>
    </style:style>
    <style:style style:name="P35" style:family="paragraph" style:parent-style-name="Standard">
      <style:text-properties fo:color="#ff3333" officeooo:rsid="000f0dc3" officeooo:paragraph-rsid="0014e5e4"/>
    </style:style>
    <style:style style:name="P36" style:family="paragraph" style:parent-style-name="Standard">
      <style:text-properties fo:color="#ff3333" fo:font-weight="bold" officeooo:rsid="00124434" officeooo:paragraph-rsid="0014e5e4" style:font-weight-asian="bold" style:font-weight-complex="bold"/>
    </style:style>
    <style:style style:name="P37" style:family="paragraph" style:parent-style-name="Standard">
      <style:text-properties fo:color="#ff3333" fo:font-weight="normal" officeooo:rsid="00124434" officeooo:paragraph-rsid="0014e5e4" style:font-weight-asian="normal" style:font-weight-complex="normal"/>
    </style:style>
    <style:style style:name="P38" style:family="paragraph" style:parent-style-name="Standard">
      <style:text-properties officeooo:rsid="000f0dc3" officeooo:paragraph-rsid="0014e5e4"/>
    </style:style>
    <style:style style:name="P39" style:family="paragraph" style:parent-style-name="Standard">
      <style:text-properties officeooo:rsid="000f0dc3" officeooo:paragraph-rsid="0015dba6"/>
    </style:style>
    <style:style style:name="P40" style:family="paragraph" style:parent-style-name="Standard">
      <style:text-properties officeooo:rsid="000f0dc3" officeooo:paragraph-rsid="0012c7c9"/>
    </style:style>
    <style:style style:name="P41" style:family="paragraph" style:parent-style-name="Standard">
      <style:text-properties officeooo:paragraph-rsid="0015dba6"/>
    </style:style>
    <style:style style:name="P42" style:family="paragraph" style:parent-style-name="Standard">
      <style:text-properties fo:color="#ff0000" officeooo:rsid="000f0dc3" officeooo:paragraph-rsid="0015dba6"/>
    </style:style>
    <style:style style:name="P43" style:family="paragraph" style:parent-style-name="Standard">
      <style:text-properties fo:color="#ff0000" fo:language="en" fo:country="US" officeooo:rsid="000f0dc3" officeooo:paragraph-rsid="0015dba6" fo:background-color="transparent"/>
    </style:style>
    <style:style style:name="P44" style:family="paragraph" style:parent-style-name="Standard">
      <style:text-properties fo:color="#ff0000" fo:language="en" fo:country="US" officeooo:rsid="000e6c6d" officeooo:paragraph-rsid="0015dba6" fo:background-color="transparent"/>
    </style:style>
    <style:style style:name="P45" style:family="paragraph" style:parent-style-name="Standard">
      <style:text-properties officeooo:paragraph-rsid="0012c7c9"/>
    </style:style>
    <style:style style:name="T1" style:family="text">
      <style:text-properties officeooo:rsid="00106044"/>
    </style:style>
    <style:style style:name="T2" style:family="text">
      <style:text-properties fo:color="#ff3333"/>
    </style:style>
    <style:style style:name="T3" style:family="text">
      <style:text-properties fo:color="#ff3333" officeooo:rsid="00106044"/>
    </style:style>
    <style:style style:name="T4" style:family="text">
      <style:text-properties fo:color="#ff3333" fo:background-color="#ffff00" loext:char-shading-value="0"/>
    </style:style>
    <style:style style:name="T5" style:family="text">
      <style:text-properties fo:color="#ff3333" officeooo:rsid="00124434" fo:background-color="#ffff00" loext:char-shading-value="0"/>
    </style:style>
    <style:style style:name="T6" style:family="text">
      <style:text-properties fo:color="#ff3333" fo:background-color="transparent" loext:char-shading-value="0"/>
    </style:style>
    <style:style style:name="T7" style:family="text">
      <style:text-properties fo:color="#ff3333" officeooo:rsid="00124434" fo:background-color="transparent" loext:char-shading-value="0"/>
    </style:style>
    <style:style style:name="T8" style:family="text">
      <style:text-properties fo:color="#ff3333" officeooo:rsid="0015dba6" fo:background-color="transparent" loext:char-shading-value="0"/>
    </style:style>
    <style:style style:name="T9" style:family="text">
      <style:text-properties fo:color="#ff3333" officeooo:rsid="0015dba6"/>
    </style:style>
    <style:style style:name="T10" style:family="text">
      <style:text-properties fo:background-color="#ffff00" loext:char-shading-value="0"/>
    </style:style>
    <style:style style:name="T11" style:family="text">
      <style:text-properties officeooo:rsid="00106044" fo:background-color="#ffff00" loext:char-shading-value="0"/>
    </style:style>
    <style:style style:name="T12" style:family="text">
      <style:text-properties officeooo:rsid="00124434" fo:background-color="#ffff00" loext:char-shading-value="0"/>
    </style:style>
    <style:style style:name="T13" style:family="text">
      <style:text-properties officeooo:rsid="00124434"/>
    </style:style>
    <style:style style:name="T14" style:family="text">
      <style:text-properties fo:font-weight="bold" style:font-weight-asian="bold" style:font-weight-complex="bold"/>
    </style:style>
    <style:style style:name="T15" style:family="text">
      <style:text-properties fo:font-weight="bold" officeooo:rsid="00124434" style:font-weight-asian="bold" style:font-weight-complex="bold"/>
    </style:style>
    <style:style style:name="T16" style:family="text">
      <style:text-properties officeooo:rsid="0012c7c9"/>
    </style:style>
    <style:style style:name="T17" style:family="text">
      <style:text-properties style:text-underline-style="solid" style:text-underline-width="auto" style:text-underline-color="font-color"/>
    </style:style>
    <style:style style:name="T18" style:family="text">
      <style:text-properties fo:font-style="italic" style:font-style-asian="italic" style:font-style-complex="italic"/>
    </style:style>
    <style:style style:name="T19" style:family="text">
      <style:text-properties fo:font-style="italic" officeooo:rsid="0015dba6" style:font-style-asian="italic" style:font-style-complex="italic"/>
    </style:style>
    <style:style style:name="T20" style:family="text">
      <style:text-properties fo:font-style="italic" fo:font-weight="bold" officeooo:rsid="0014e5e4" style:font-style-asian="italic" style:font-weight-asian="bold" style:font-style-complex="italic" style:font-weight-complex="bold"/>
    </style:style>
    <style:style style:name="T21" style:family="text">
      <style:text-properties fo:color="#000000"/>
    </style:style>
    <style:style style:name="T22" style:family="text">
      <style:text-properties fo:color="#000000" fo:font-weight="normal" officeooo:rsid="0012c7c9" fo:background-color="transparent" loext:char-shading-value="0" style:font-weight-asian="normal" style:font-weight-complex="normal"/>
    </style:style>
    <style:style style:name="T23" style:family="text">
      <style:text-properties fo:color="#000000" fo:font-weight="normal" officeooo:rsid="000f0dc3" fo:background-color="transparent" loext:char-shading-value="0" style:font-weight-asian="normal" style:font-weight-complex="normal"/>
    </style:style>
    <style:style style:name="T24" style:family="text">
      <style:text-properties fo:color="#000000" fo:font-weight="normal" officeooo:rsid="000f0dc3" style:font-weight-asian="normal" style:font-weight-complex="normal"/>
    </style:style>
    <style:style style:name="T25" style:family="text">
      <style:text-properties fo:color="#000000" fo:font-weight="normal" officeooo:rsid="0012c7c9" style:font-weight-asian="normal" style:font-weight-complex="normal"/>
    </style:style>
    <style:style style:name="T26" style:family="text">
      <style:text-properties fo:color="#000000" fo:font-style="italic" fo:font-weight="normal" officeooo:rsid="0012c7c9" fo:background-color="transparent" loext:char-shading-value="0" style:font-style-asian="italic" style:font-weight-asian="normal" style:font-style-complex="italic" style:font-weight-complex="normal"/>
    </style:style>
    <style:style style:name="T27" style:family="text">
      <style:text-properties fo:color="#000000" fo:font-style="italic" fo:font-weight="normal" officeooo:rsid="000f0dc3" fo:background-color="transparent" loext:char-shading-value="0" style:font-style-asian="italic" style:font-weight-asian="normal" style:font-style-complex="italic" style:font-weight-complex="normal"/>
    </style:style>
    <style:style style:name="T28" style:family="text">
      <style:text-properties fo:color="#000000" fo:font-style="italic" fo:font-weight="normal" officeooo:rsid="000f0dc3" style:font-style-asian="italic" style:font-weight-asian="normal" style:font-style-complex="italic" style:font-weight-complex="normal"/>
    </style:style>
    <style:style style:name="T29" style:family="text">
      <style:text-properties fo:color="#000000" fo:font-style="italic" fo:font-weight="normal" officeooo:rsid="0012c7c9" style:font-style-asian="italic" style:font-weight-asian="normal" style:font-style-complex="italic" style:font-weight-complex="normal"/>
    </style:style>
    <style:style style:name="T30" style:family="text">
      <style:text-properties fo:color="#000000" fo:font-style="italic" fo:font-weight="normal" officeooo:rsid="0015dba6" style:font-style-asian="italic" style:font-weight-asian="normal" style:font-style-complex="italic" style:font-weight-complex="normal"/>
    </style:style>
    <style:style style:name="T31" style:family="text">
      <style:text-properties officeooo:rsid="0014e5e4"/>
    </style:style>
    <style:style style:name="T32" style:family="text">
      <style:text-properties officeooo:rsid="0015dba6"/>
    </style:style>
    <style:style style:name="T33" style:family="text">
      <style:text-properties fo:background-color="transparent" loext:char-shading-value="0"/>
    </style:style>
    <style:style style:name="T34" style:family="text">
      <style:text-properties officeooo:rsid="0015dba6"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4">STUDENT GRID<text:tab/><text:tab/><text:tab/> <text:s text:c="4"/></text:span>LISTENING COMPREHENSION: <text:span text:style-name="T19">The Internet of Things</text:span></text:p>
      <text:p text:style-name="P17"/>
      <text:p text:style-name="P19"><text:span text:style-name="T17">Goal 1</text:span>: complete the grid with as many details as possible</text:p>
      <text:p text:style-name="P19"><text:span text:style-name="T17">Goal 2</text:span>: make a list of new words and find a synonym or definition in English</text:p>
      <text:p text:style-name="P19"><text:span text:style-name="T17">Goal 3</text:span>: give a summary of the video in English to your classmates</text:p>
      <text:p text:style-name="P19"/>
      <text:p text:style-name="P28">Help!</text:p>
      <text:p text:style-name="P20"><text:span text:style-name="Emphasis">*</text:span><text:span text:style-name="Emphasis"><text:span text:style-name="T28">cacophonous</text:span></text:span><text:span text:style-name="Emphasis"><text:span text:style-name="T24">: </text:span></text:span><text:span text:style-name="Emphasis">unpleasant loud sound</text:span><text:span text:style-name="Emphasis"><text:span text:style-name="T16">ing</text:span></text:span></text:p>
      <text:p text:style-name="P20"><text:span text:style-name="Emphasis"><text:span text:style-name="T30">*</text:span></text:span><text:span text:style-name="Emphasis"><text:span text:style-name="T28">fabric of </text:span></text:span><text:span text:style-name="Emphasis"><text:span text:style-name="T29">our life</text:span></text:span><text:span text:style-name="Emphasis"><text:span text:style-name="T25">: </text:span></text:span><text:span text:style-name="Emphasis">the basic framework </text:span><text:span text:style-name="Emphasis"><text:span text:style-name="T16">(such as family &amp; friends) </text:span></text:span><text:span text:style-name="Emphasis">of </text:span><text:span text:style-name="Emphasis"><text:span text:style-name="T16">our life</text:span></text:span></text:p>
      <text:p text:style-name="P20"><text:span text:style-name="Emphasis">*</text:span><text:span text:style-name="Emphasis"><text:span text:style-name="T29">seamless</text:span></text:span><text:span text:style-name="Emphasis"><text:span text:style-name="T25">: </text:span></text:span><text:span text:style-name="Emphasis">perfect and having no flaws or errors</text:span></text:p>
      <text:p text:style-name="P20"/>
      <table:table table:name="Table2" table:style-name="Table2">
        <table:table-column table:style-name="Table2.A"/>
        <table:table-column table:style-name="Table2.B"/>
        <table:table-row>
          <table:table-cell table:style-name="Table2.A1" office:value-type="string">
            <text:p text:style-name="P25"><text:span text:style-name="T13">Definition of </text:span>enchanted objects:</text:p>
          </table:table-cell>
          <table:table-cell table:style-name="Table2.B1" office:value-type="string">
            <text:p text:style-name="P39"><text:span text:style-name="T2">ordinary things that have the same functionality that they had before, except now they can talk, they're connected.</text:span> </text:p>
          </table:table-cell>
        </table:table-row>
        <table:table-row>
          <table:table-cell table:style-name="Table2.A2" office:value-type="string">
            <text:p text:style-name="P25"><text:span text:style-name="T31">T</text:span>wo characteristics (adjectives) that designers want for home technology:</text:p>
            <text:p text:style-name="P25">→<text:span text:style-name="T32"> Why:</text:span></text:p>
          </table:table-cell>
          <table:table-cell table:style-name="Table2.B2" office:value-type="string">
            <text:p text:style-name="P42"><text:span text:style-name="T8">s</text:span><text:span text:style-name="T7">eamless</text:span><text:span text:style-name="T33"> </text:span><text:span text:style-name="T34">&amp; </text:span><text:span text:style-name="T33"><text:s/></text:span><text:span text:style-name="T6">transparent</text:span><text:span text:style-name="T33">. </text:span></text:p>
            <text:p text:style-name="P42"/>
            <text:p text:style-name="P42"><text:span text:style-name="T9">So </text:span><text:span text:style-name="T2">we can remain focused on connectivity between two people / <text:s/>make it a more </text:span><text:span text:style-name="T4">ambient</text:span><text:span text:style-name="T2"> experience</text:span></text:p>
          </table:table-cell>
        </table:table-row>
        <table:table-row>
          <table:table-cell table:style-name="Table2.A2" office:value-type="string">
            <text:p text:style-name="P25"><text:span text:style-name="T13">The </text:span>current <text:span text:style-name="T31">trend being</text:span> see<text:span text:style-name="T31">n</text:span> for different devices:</text:p>
          </table:table-cell>
          <table:table-cell table:style-name="Table2.B2" office:value-type="string">
            <text:p text:style-name="P21"><text:span text:style-name="T2">proliferation</text:span> / <text:span text:style-name="T2">moving out from the cell phone and on to our bodies and into the world</text:span></text:p>
            <text:p text:style-name="P29"/>
          </table:table-cell>
        </table:table-row>
        <table:table-row>
          <table:table-cell table:style-name="Table2.A2" office:value-type="string">
            <text:p text:style-name="P25"><text:span text:style-name="T13">C</text:span>offee table <text:span text:style-name="T31">features:</text:span></text:p>
            <text:p text:style-name="P26">→<text:span text:style-name="T32"> How</text:span> has this changed in <text:span text:style-name="T32">the speakers</text:span> lifestyle?</text:p>
          </table:table-cell>
          <table:table-cell table:style-name="Table2.B2" office:value-type="string">
            <text:p text:style-name="P21"><text:span text:style-name="T2">Google Earth </text:span><text:span text:style-name="T9">is </text:span><text:span text:style-name="T2">embedded in </text:span><text:span text:style-name="T9">it</text:span></text:p>
            <text:p text:style-name="P30"/>
            <text:p text:style-name="P30"><text:span text:style-name="T32">Increases </text:span>how often <text:span text:style-name="T32">he</text:span> talk<text:span text:style-name="T32">s</text:span> about travel, the world, and look<text:span text:style-name="T32">s</text:span> up places that are mentioned</text:p>
          </table:table-cell>
        </table:table-row>
        <table:table-row>
          <table:table-cell table:style-name="Table2.A2" office:value-type="string">
            <text:p text:style-name="P26">Another connected device:</text:p>
          </table:table-cell>
          <table:table-cell table:style-name="Table2.B2" office:value-type="string">
            <text:p text:style-name="P21"><text:span text:style-name="T9">The </text:span><text:span text:style-name="T2">Internet connected umbrella </text:span><text:span text:style-name="T9">=</text:span><text:span text:style-name="T2"> an umbrella that </text:span><text:span text:style-name="T3">only </text:span><text:span text:style-name="T2">shows whe</text:span><text:span text:style-name="T3">ther</text:span><text:span text:style-name="T2"> it's gong to rain</text:span></text:p>
          </table:table-cell>
        </table:table-row>
        <table:table-row>
          <table:table-cell table:style-name="Table2.A2" office:value-type="string">
            <text:p text:style-name="P25">Complete the question: “What if our home could be...</text:p>
          </table:table-cell>
          <table:table-cell table:style-name="Table2.B2" office:value-type="string">
            <text:p text:style-name="P21"><text:span text:style-name="T2">a platform that we personalize and </text:span><text:span text:style-name="T3">we </text:span><text:span text:style-name="T2">customize?</text:span></text:p>
          </table:table-cell>
        </table:table-row>
        <table:table-row>
          <table:table-cell table:style-name="Table2.A2" office:value-type="string">
            <text:p text:style-name="P25">What is one perceived negative aspects of a connected home?</text:p>
          </table:table-cell>
          <table:table-cell table:style-name="Table2.B2" office:value-type="string">
            <text:p text:style-name="P43">Overwhelming / it's just a cacophonous environment / you wouldn't want to live there.</text:p>
            <text:p text:style-name="P44"/>
          </table:table-cell>
        </table:table-row>
        <table:table-row>
          <table:table-cell table:style-name="Table2.A2" office:value-type="string">
            <text:p text:style-name="P25"><text:span text:style-name="T13">How does the speaker react to this? </text:span></text:p>
          </table:table-cell>
          <table:table-cell table:style-name="Table2.B2" office:value-type="string">
            <text:p text:style-name="P30">if enchanted objects can be designed in the right way, we're going to want hundreds of them around us. </text:p>
          </table:table-cell>
        </table:table-row>
        <table:table-row>
          <table:table-cell table:style-name="Table2.A2" office:value-type="string">
            <text:p text:style-name="P25">What renaissance might we see in the near future?</text:p>
          </table:table-cell>
          <table:table-cell table:style-name="Table2.B2" office:value-type="string">
            <text:p text:style-name="P30">designers as well as computer scientists are going to make a really big impact <text:span text:style-name="T1">in</text:span> the type of technology that we see in the home</text:p>
          </table:table-cell>
        </table:table-row>
        <table:table-row>
          <table:table-cell table:style-name="Table2.A2" office:value-type="string">
            <text:p text:style-name="P25">What has the history of computers been mostly about?</text:p>
          </table:table-cell>
          <table:table-cell table:style-name="Table2.B2" office:value-type="string">
            <text:p text:style-name="P21"><text:span text:style-name="T3">efficiency</text:span></text:p>
            <text:p text:style-name="P29"/>
          </table:table-cell>
        </table:table-row>
        <table:table-row>
          <table:table-cell table:style-name="Table2.A2" office:value-type="string">
            <text:p text:style-name="P27">How can enchanted objects change our lives?</text:p>
          </table:table-cell>
          <table:table-cell table:style-name="Table2.B2" office:value-type="string">
            <text:p text:style-name="P33">adding motion and magic to the <text:span text:style-name="T10">fabric</text:span> of our every day lives and experiences</text:p>
            <text:p text:style-name="P32"/>
            <text:p text:style-name="P32"/>
            <text:p text:style-name="P32"/>
            <text:p text:style-name="P32"/>
          </table:table-cell>
        </table:table-row>
      </table:table>
      <text:p text:style-name="P19"/>
      <text:p text:style-name="P10">→ Now use your notes to write a 100-word summary of the video. Try to use synonyms/ your own words when possible instead of repeating from the video.</text:p>
      <text:p text:style-name="P16"/>
      <text:p text:style-name="P6"><text:soft-page-break/>TRANSCRIPT: <text:span text:style-name="T18">The Internet of Things</text:span></text:p>
      <text:p text:style-name="P14"><text:a xlink:type="simple" xlink:href="http://www.nytimes.com/video/garden/100000003003809/the-internet-of-things.html?playlistId=1194811622271&amp;region=video-grid&amp;version=video-grid-headline&amp;contentCollection=&amp;contentPlacement=71&amp;module=recent-videos&amp;action=click&amp;pgType=Multimedia&amp;eventName=video-grid-click">http://www.nytimes.com/video/garden/100000003003809/the-internet-of-things.html?playlistId=1194811622271&amp;region=video-grid&amp;version=video-grid-headline&amp;contentCollection=&amp;contentPlacement=71&amp;module=recent-videos&amp;action=click&amp;pgType=Multimedia&amp;eventName=video-grid-click</text:a></text:p>
      <text:p text:style-name="P34"/>
      <text:p text:style-name="P40"><text:span text:style-name="T21">Enchanted objects are ordinary things that have the same functionality that they had before, except now they can talk, they're connected. These are ordinary things that have extraordinary capabilities.</text:span></text:p>
      <text:p text:style-name="P13"/>
      <text:p text:style-name="P12">When we're creating technology for the home, really we want to make something that's <text:span text:style-name="T12">seamless</text:span> and transparent. And that as opposed to having things sort of call out and draw your attention to it, make it a more <text:span text:style-name="T10">ambient</text:span> experience.</text:p>
      <text:p text:style-name="P12"/>
      <text:p text:style-name="P12">We'll just continue to behave with those everyday objects as we do in the world and we can remain focused on connectivity between two people. </text:p>
      <text:p text:style-name="P13"/>
      <text:p text:style-name="P12">What we're seeing now is this proliferation of different devices that are moving out from the cell phone and on to our bodies and into the world. </text:p>
      <text:p text:style-name="P13"/>
      <text:p text:style-name="P12">So in the middle of our living room is a <text:span text:style-name="T10">coffee table</text:span> that has Google Earth embedded in the coffee table. </text:p>
      <text:p text:style-name="P7"/>
      <text:p text:style-name="P12">And I just found that having access to this amazing <text:span text:style-name="T13">zoom-able</text:span> map, completely changes how often we talk about travel and how often we talk about the world, and how often we look up places that are mentioned and really, it's nice to have this beautiful large reference object you know sitting in the middle of our living space.</text:p>
      <text:p text:style-name="P13"/>
      <text:p text:style-name="P12">Our devices can be a lot simpler and the interaction to them can be a lot simpler. The Internet connected umbrella can just be an umbrella that <text:span text:style-name="T1">only </text:span>shows whe<text:span text:style-name="T1">ther</text:span> it's gong to rain. You don't need to tap on a icon or do anything that seems <text:span text:style-name="T1">sort of </text:span>artificial.</text:p>
      <text:p text:style-name="P8"/>
      <text:p text:style-name="P12">We come from a time <text:span text:style-name="T1">in which</text:span> we need to adapt to our homes and not the other way around. So what if our home could be a platform that we personalize and <text:span text:style-name="T1">we </text:span>customize?</text:p>
      <text:p text:style-name="P12">The key is how do we create <text:s/><text:span text:style-name="T1">these eco-</text:span>systems of this technology that allow us to move from one experience to <text:span text:style-name="T1">the other</text:span>, <text:span text:style-name="T11">seamless</text:span>, the most <text:span text:style-name="T1">seamless</text:span>, magical way.</text:p>
      <text:p text:style-name="P12"/>
      <text:p text:style-name="P12"><text:span text:style-name="T1">Some</text:span> people might think that a connected home is overwhelming, that there <text:span text:style-name="T1">will be</text:span> so much information in the connected home, that it's just a <text:span text:style-name="T10">cacophonous</text:span> environment <text:span text:style-name="T1">and</text:span> you wouldn't want to live there. But think about how we decorate our homes today. We put photographs everywhere, we put painting ups, we put post-it notes up, you know there's a lot of decoration and adornment in the home and </text:p>
      <text:p text:style-name="P12"/>
      <text:p text:style-name="P12">I think if enchanted objects can be designed in the right way, we're going to want hundreds of them around us. </text:p>
      <text:p text:style-name="P12"/>
      <text:p text:style-name="P12">I think what we're going to see is a new renaissance where designers as well as computer scientists are going to make a really big impact <text:span text:style-name="T1">in</text:span> the type of technology that we see in the home</text:p>
      <text:p text:style-name="P9"/>
      <text:p text:style-name="P12">The history of computers has mostly been about <text:span text:style-name="T1">efficiency.</text:span> </text:p>
      <text:p text:style-name="P12"/>
      <text:p text:style-name="P12">I think one of the things that's changing is that enchanted objects can be about adding motion and magic to the <text:span text:style-name="T10">fabric</text:span> of our every day lives and experi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5:12:48.174309994</meta:creation-date>
    <dc:date>2015-08-31T15:34:24.292901750</dc:date>
    <meta:editing-duration>PT3M21S</meta:editing-duration>
    <meta:editing-cycles>3</meta:editing-cycles>
    <meta:generator>LibreOffice/4.2.8.2$Linux_X86_64 LibreOffice_project/420m0$Build-2</meta:generator>
    <meta:document-statistic meta:table-count="1" meta:image-count="0" meta:object-count="0" meta:page-count="2" meta:paragraph-count="51" meta:word-count="852" meta:character-count="5067" meta:non-whitespace-character-count="4246"/>
  </office:meta>
</office:document-meta>
</file>